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0584" calcext:value-type="float">
            <text:p>115.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0104" calcext:value-type="float">
            <text:p>115.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048" calcext:value-type="float">
            <text:p>114.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3904" calcext:value-type="float">
            <text:p>114.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952" calcext:value-type="float">
            <text:p>113.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428" calcext:value-type="float">
            <text:p>113.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4656" calcext:value-type="float">
            <text:p>113.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2464" calcext:value-type="float">
            <text:p>113.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2016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6744" calcext:value-type="float">
            <text:p>112.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2016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3592" calcext:value-type="float">
            <text:p>112.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201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8456" calcext:value-type="float">
            <text:p>112.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201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3216" calcext:value-type="float">
            <text:p>112.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201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0168" calcext:value-type="float">
            <text:p>112.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712" calcext:value-type="float">
            <text:p>112.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8832" calcext:value-type="float">
            <text:p>112.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201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3592" calcext:value-type="float">
            <text:p>112.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201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0544" calcext:value-type="float">
            <text:p>112.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4" calcext:value-type="float">
            <text:p>115.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200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8496" calcext:value-type="float">
            <text:p>115.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200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8872" calcext:value-type="float">
            <text:p>115.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200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9104" calcext:value-type="float">
            <text:p>111.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200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668" calcext:value-type="float">
            <text:p>115.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572" calcext:value-type="float">
            <text:p>114.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200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9248" calcext:value-type="float">
            <text:p>115.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200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952" calcext:value-type="float">
            <text:p>113.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199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436" calcext:value-type="float">
            <text:p>120.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5216" calcext:value-type="float">
            <text:p>120.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1997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388" calcext:value-type="float">
            <text:p>119.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1996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52672" calcext:value-type="float">
            <text:p>118.1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199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72128" calcext:value-type="float">
            <text:p>118.3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199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39168" calcext:value-type="float">
            <text:p>113.7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199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72496" calcext:value-type="float">
            <text:p>112.1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199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8976" calcext:value-type="float">
            <text:p>110.6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199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6704" calcext:value-type="float">
            <text:p>109.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3424" calcext:value-type="float">
            <text:p>113.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1987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8708" calcext:value-type="float">
            <text:p>109.9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50176" calcext:value-type="float">
            <text:p>108.8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198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4504" calcext:value-type="float">
            <text:p>111.4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198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898" calcext:value-type="float">
            <text:p>108.8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198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1256" calcext:value-type="float">
            <text:p>108.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198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2692" calcext:value-type="float">
            <text:p>116.3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197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1568" calcext:value-type="float">
            <text:p>110.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197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804" calcext:value-type="float">
            <text:p>109.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1977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9272" calcext:value-type="float">
            <text:p>109.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197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8792" calcext:value-type="float">
            <text:p>109.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197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66" calcext:value-type="float">
            <text:p>108.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197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8312" calcext:value-type="float">
            <text:p>108.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197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9544" calcext:value-type="float">
            <text:p>108.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197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3636" calcext:value-type="float">
            <text:p>108.0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197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0588" calcext:value-type="float">
            <text:p>108.0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197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1152" calcext:value-type="float">
            <text:p>107.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196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0276" calcext:value-type="float">
            <text:p>105.9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196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4076" calcext:value-type="float">
            <text:p>105.1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196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9588" calcext:value-type="float">
            <text:p>104.1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196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196" calcext:value-type="float">
            <text:p>103.3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196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4808" calcext:value-type="float">
            <text:p>102.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196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5852" calcext:value-type="float">
            <text:p>102.4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196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9756" calcext:value-type="float">
            <text:p>102.3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196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94056" calcext:value-type="float">
            <text:p>101.7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196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42496" calcext:value-type="float">
            <text:p>100.7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196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65128" calcext:value-type="float">
            <text:p>100.4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196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04752" calcext:value-type="float">
            <text:p>100.5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195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55984" calcext:value-type="float">
            <text:p>100.4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195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78032" calcext:value-type="float">
            <text:p>100.0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195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6584" calcext:value-type="float">
            <text:p>100.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701</text:p>
          </table:table-cell>
          <table:table-cell office:value-type="string" calcext:value-type="string">
            <text:p>TWDB:0646701</text:p>
          </table:table-cell>
          <table:table-cell office:value-type="string" calcext:value-type="string">
            <text:p>195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3432" calcext:value-type="float">
            <text:p>99.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8" meta:object-count="0"/>
    <meta:user-defined meta:name="AppVersion">3.0</meta:user-defined>
  </office:meta>
</office:document-meta>
</file>